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er_num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_nom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_prenom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_address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_vil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_num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_libel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1:32:36.976368577</meta:creation-date>
    <dc:date>2023-08-30T11:59:29.097824349</dc:date>
    <meta:editing-duration>PT14M58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